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FastJson.f_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FastJson.javaDeserialize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FastJson.testDeserializePerform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TestFastJson.jsonDeserialize( byte [ ] bytes , Class &lt; T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astJson.f_tes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FastJson.createExpectedTax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FastJson.createExpectedHotelAvailRoomSt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FastJson.createExpectedSecondDay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astJson.createExpectedRoo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FastJson.createExpectedRateDTO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FastJson.createExpectedProvider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FastJson.createExpectedForthDay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astJson.createExpectedRoomStay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FastJson.createExpectedHotel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FastJson.createExpectedServiceChar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FastJson.createExpectedHotelAvail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FastJson.testSerializePerformanc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FastJson.testFP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TestFastJson.createExpectedEpaExten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FastJson.createExpectedFreeMe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FastJson.createExpectedThirdDay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astJson.createExpectedDateRange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FastJson.createExpectedFirstDay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FastJson.createExpectedRatePl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FastJson.createExpectedAmountDTO( Currency currency , BigDecimal am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FastJson.javaSerialize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FastJson.createExpectedRoom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FastJson.jsonSerialize( T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FastJson.createExpectedCancel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FastJson.createExpectedAvailGuarante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FastJson.creat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